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office="urn:oasis:names:tc:opendocument:xmlns:office:1.0" xmlns:ooo="http://openoffice.org/2004/office" xmlns:xlink="http://www.w3.org/1999/xlink" xmlns:fo="urn:oasis:names:tc:opendocument:xmlns:xsl-fo-compatible:1.0" xmlns:dc="http://purl.org/dc/elements/1.1/" xmlns:ooow="http://openoffice.org/2004/writer" xmlns:meta="urn:oasis:names:tc:opendocument:xmlns:meta:1.0" xmlns:oooc="http://openoffice.org/2004/calc" xmlns:style="urn:oasis:names:tc:opendocument:xmlns:style:1.0" xmlns:text="urn:oasis:names:tc:opendocument:xmlns:text:1.0" xmlns:of="urn:oasis:names:tc:opendocument:xmlns:of:1.2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dom="http://www.w3.org/2001/xml-events" xmlns:number="urn:oasis:names:tc:opendocument:xmlns:datastyle:1.0" xmlns:math="http://www.w3.org/1998/Math/MathML" xmlns:form="urn:oasis:names:tc:opendocument:xmlns:form:1.0" xmlns:script="urn:oasis:names:tc:opendocument:xmlns:script:1.0" xmlns:xforms="http://www.w3.org/2002/xforms" office:version="1.2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T1" style:family="text">
      <style:text-properties fo:font-style="italic" style:font-style-asian="italic"/>
    </style:style>
    <style:style style:name="T2" style:family="text">
      <style:text-properties style:font-style-asian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2" text:separation-character="." text:name="Figure"/>
        <text:sequence-decl text:display-outline-level="0" text:name="SubEntity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OrgTitle"><text:title>Chicago Manual of Style (Author-Date)</text:title></text:p>
      <text:p text:style-name="OrgDocInfo"><text:initial-creator/></text:p>
      <text:p text:style-name="Text_20_body">Nicola L. C. Talbot in his book <text:reference-mark-start text:name="ZOTERO_ITEM CSL_CITATION {&quot;citationID&quot;:&quot;mxxGAJb9&quot;,&quot;properties&quot;:{&quot;formattedCitation&quot;:&quot;(Talbot 2012a)&quot;,&quot;plainCitation&quot;:&quot;(Talbot 2012a)&quot;,&quot;noteIndex&quot;:0},&quot;citationItems&quot;:[{&quot;id&quot;:409,&quot;uris&quot;:[&quot;http://zotero.org/users/local/jlZDKBWs/items/QW4SF8EB&quot;],&quot;itemData&quot;:{&quot;id&quot;:409,&quot;type&quot;:&quot;book&quot;,&quot;collection-title&quot;:&quot;Dickimaw LaTeX series&quot;,&quot;ISBN&quot;:&quot;978-1-909440-00-5&quot;,&quot;note&quot;:&quot;Citation Key: novices&quot;,&quot;publisher&quot;:&quot;Dickmaw Books&quot;,&quot;title&quot;:&quot;LaTeX for complete novices&quot;,&quot;volume&quot;:&quot;1&quot;,&quot;author&quot;:[{&quot;family&quot;:&quot;Talbot&quot;,&quot;given&quot;:&quot;Nicola L. C.&quot;}],&quot;issued&quot;:{&quot;date-parts&quot;:[[&quot;2012&quot;]]},&quot;citation-key&quot;:&quot;novices&quot;}}],&quot;schema&quot;:&quot;https://github.com/citation-style-language/schema/raw/master/csl-citation.json&quot;} RND9zZB3uZkRT"/>(Talbot 2012a)<text:reference-mark-end text:name="ZOTERO_ITEM CSL_CITATION {&quot;citationID&quot;:&quot;mxxGAJb9&quot;,&quot;properties&quot;:{&quot;formattedCitation&quot;:&quot;(Talbot 2012a)&quot;,&quot;plainCitation&quot;:&quot;(Talbot 2012a)&quot;,&quot;noteIndex&quot;:0},&quot;citationItems&quot;:[{&quot;id&quot;:409,&quot;uris&quot;:[&quot;http://zotero.org/users/local/jlZDKBWs/items/QW4SF8EB&quot;],&quot;itemData&quot;:{&quot;id&quot;:409,&quot;type&quot;:&quot;book&quot;,&quot;collection-title&quot;:&quot;Dickimaw LaTeX series&quot;,&quot;ISBN&quot;:&quot;978-1-909440-00-5&quot;,&quot;note&quot;:&quot;Citation Key: novices&quot;,&quot;publisher&quot;:&quot;Dickmaw Books&quot;,&quot;title&quot;:&quot;LaTeX for complete novices&quot;,&quot;volume&quot;:&quot;1&quot;,&quot;author&quot;:[{&quot;family&quot;:&quot;Talbot&quot;,&quot;given&quot;:&quot;Nicola L. C.&quot;}],&quot;issued&quot;:{&quot;date-parts&quot;:[[&quot;2012&quot;]]},&quot;citation-key&quot;:&quot;novices&quot;}}],&quot;schema&quot;:&quot;https://github.com/citation-style-language/schema/raw/master/csl-citation.json&quot;} RND9zZB3uZkRT"/> says,</text:p>
      <text:p text:style-name="Quotations">"If you have a large number of citations in your document, it's best to use an external bibliographic application, such as <text:span text:style-name="OrgCode">bibtex</text:span> or <text:span text:style-name="OrgCode">biber</text:span>. However, that is beyond the scope of this book. See, instead, <text:span text:style-name="Emphasis">A Guide to LaTeX </text:span><text:reference-mark-start text:name="ZOTERO_ITEM CSL_CITATION {&quot;citationID&quot;:&quot;qWJIN3rW&quot;,&quot;properties&quot;:{&quot;formattedCitation&quot;:&quot;(Kopka and Daly 1995)&quot;,&quot;plainCitation&quot;:&quot;(Kopka and Daly 1995)&quot;,&quot;noteIndex&quot;:0},&quot;citationItems&quot;:[{&quot;id&quot;:408,&quot;uris&quot;:[&quot;http://zotero.org/users/local/jlZDKBWs/items/I6YD7WJ8&quot;],&quot;itemData&quot;:{&quot;id&quot;:408,&quot;type&quot;:&quot;book&quot;,&quot;note&quot;:&quot;Citation Key: kopka95&quot;,&quot;publisher&quot;:&quot;Addison-Wesley&quot;,&quot;title&quot;:&quot;A guide to LaTeX2ε document preparation for beginners and advanced users&quot;,&quot;author&quot;:[{&quot;family&quot;:&quot;Kopka&quot;,&quot;given&quot;:&quot;Helmut&quot;},{&quot;family&quot;:&quot;Daly&quot;,&quot;given&quot;:&quot;Patrick W.&quot;}],&quot;issued&quot;:{&quot;date-parts&quot;:[[&quot;1995&quot;]]},&quot;citation-key&quot;:&quot;kopka95&quot;}}],&quot;schema&quot;:&quot;https://github.com/citation-style-language/schema/raw/master/csl-citation.json&quot;} RNDxXUCkCckge"/><text:span text:style-name="Emphasis">(Kopka and Daly 1995)</text:span><text:reference-mark-end text:name="ZOTERO_ITEM CSL_CITATION {&quot;citationID&quot;:&quot;qWJIN3rW&quot;,&quot;properties&quot;:{&quot;formattedCitation&quot;:&quot;(Kopka and Daly 1995)&quot;,&quot;plainCitation&quot;:&quot;(Kopka and Daly 1995)&quot;,&quot;noteIndex&quot;:0},&quot;citationItems&quot;:[{&quot;id&quot;:408,&quot;uris&quot;:[&quot;http://zotero.org/users/local/jlZDKBWs/items/I6YD7WJ8&quot;],&quot;itemData&quot;:{&quot;id&quot;:408,&quot;type&quot;:&quot;book&quot;,&quot;note&quot;:&quot;Citation Key: kopka95&quot;,&quot;publisher&quot;:&quot;Addison-Wesley&quot;,&quot;title&quot;:&quot;A guide to LaTeX2ε document preparation for beginners and advanced users&quot;,&quot;author&quot;:[{&quot;family&quot;:&quot;Kopka&quot;,&quot;given&quot;:&quot;Helmut&quot;},{&quot;family&quot;:&quot;Daly&quot;,&quot;given&quot;:&quot;Patrick W.&quot;}],&quot;issued&quot;:{&quot;date-parts&quot;:[[&quot;1995&quot;]]},&quot;citation-key&quot;:&quot;kopka95&quot;}}],&quot;schema&quot;:&quot;https://github.com/citation-style-language/schema/raw/master/csl-citation.json&quot;} RNDxXUCkCckge"/>, <text:span text:style-name="Emphasis">The LaTeX Companion</text:span> <text:s/><text:reference-mark-start text:name="ZOTERO_ITEM CSL_CITATION {&quot;citationID&quot;:&quot;TiAIsXBv&quot;,&quot;properties&quot;:{&quot;formattedCitation&quot;:&quot;(Goossens, Mittelbach, and Samarin 1994)&quot;,&quot;plainCitation&quot;:&quot;(Goossens, Mittelbach, and Samarin 1994)&quot;,&quot;noteIndex&quot;:0},&quot;citationItems&quot;:[{&quot;id&quot;:472,&quot;uris&quot;:[&quot;http://zotero.org/users/local/jlZDKBWs/items/ZU7T67TZ&quot;],&quot;itemData&quot;:{&quot;id&quot;:472,&quot;type&quot;:&quot;book&quot;,&quot;edition&quot;:&quot;1&quot;,&quot;event-place&quot;:&quot;Reading, Mass.&quot;,&quot;language&quot;:&quot;english&quot;,&quot;note&quot;:&quot;Citation Key: companion\ntex.indextitle: LaTeX Companion, The\ntex.langidopts: variant=american\ntex.sorttitle: LaTeX Companion&quot;,&quot;number-of-pages&quot;:&quot;528&quot;,&quot;publisher&quot;:&quot;Addison-Wesley&quot;,&quot;publisher-place&quot;:&quot;Reading, Mass.&quot;,&quot;title&quot;:&quot;The LaTeX companion&quot;,&quot;title-short&quot;:&quot;LaTeX companion&quot;,&quot;author&quot;:[{&quot;family&quot;:&quot;Goossens&quot;,&quot;given&quot;:&quot;Michel&quot;},{&quot;family&quot;:&quot;Mittelbach&quot;,&quot;given&quot;:&quot;Frank&quot;},{&quot;family&quot;:&quot;Samarin&quot;,&quot;given&quot;:&quot;Alexander&quot;}],&quot;issued&quot;:{&quot;date-parts&quot;:[[&quot;1994&quot;]]},&quot;citation-key&quot;:&quot;companion&quot;}}],&quot;schema&quot;:&quot;https://github.com/citation-style-language/schema/raw/master/csl-citation.json&quot;} RNDSOTOBNZ9oC"/>(Goossens, Mittelbach, and Samarin 1994)<text:reference-mark-end text:name="ZOTERO_ITEM CSL_CITATION {&quot;citationID&quot;:&quot;TiAIsXBv&quot;,&quot;properties&quot;:{&quot;formattedCitation&quot;:&quot;(Goossens, Mittelbach, and Samarin 1994)&quot;,&quot;plainCitation&quot;:&quot;(Goossens, Mittelbach, and Samarin 1994)&quot;,&quot;noteIndex&quot;:0},&quot;citationItems&quot;:[{&quot;id&quot;:472,&quot;uris&quot;:[&quot;http://zotero.org/users/local/jlZDKBWs/items/ZU7T67TZ&quot;],&quot;itemData&quot;:{&quot;id&quot;:472,&quot;type&quot;:&quot;book&quot;,&quot;edition&quot;:&quot;1&quot;,&quot;event-place&quot;:&quot;Reading, Mass.&quot;,&quot;language&quot;:&quot;english&quot;,&quot;note&quot;:&quot;Citation Key: companion\ntex.indextitle: LaTeX Companion, The\ntex.langidopts: variant=american\ntex.sorttitle: LaTeX Companion&quot;,&quot;number-of-pages&quot;:&quot;528&quot;,&quot;publisher&quot;:&quot;Addison-Wesley&quot;,&quot;publisher-place&quot;:&quot;Reading, Mass.&quot;,&quot;title&quot;:&quot;The LaTeX companion&quot;,&quot;title-short&quot;:&quot;LaTeX companion&quot;,&quot;author&quot;:[{&quot;family&quot;:&quot;Goossens&quot;,&quot;given&quot;:&quot;Michel&quot;},{&quot;family&quot;:&quot;Mittelbach&quot;,&quot;given&quot;:&quot;Frank&quot;},{&quot;family&quot;:&quot;Samarin&quot;,&quot;given&quot;:&quot;Alexander&quot;}],&quot;issued&quot;:{&quot;date-parts&quot;:[[&quot;1994&quot;]]},&quot;citation-key&quot;:&quot;companion&quot;}}],&quot;schema&quot;:&quot;https://github.com/citation-style-language/schema/raw/master/csl-citation.json&quot;} RNDSOTOBNZ9oC"/> or <text:a xlink:type="simple" xlink:href="http://www.dickimaw-books.com/latex/thesis/" text:style-name="Internet_20_link" text:visited-style-name="Visited_20_Internet_20_Link">Using LaTeX to Write a PhD Thesis</text:a> <text:reference-mark-start text:name="ZOTERO_ITEM CSL_CITATION {&quot;citationID&quot;:&quot;NZyrPdGX&quot;,&quot;properties&quot;:{&quot;formattedCitation&quot;:&quot;(Talbot 2012b)&quot;,&quot;plainCitation&quot;:&quot;(Talbot 2012b)&quot;,&quot;noteIndex&quot;:0},&quot;citationItems&quot;:[{&quot;id&quot;:410,&quot;uris&quot;:[&quot;http://zotero.org/users/local/jlZDKBWs/items/KXQDTXEQ&quot;],&quot;itemData&quot;:{&quot;id&quot;:410,&quot;type&quot;:&quot;book&quot;,&quot;collection-title&quot;:&quot;The dickimaw LaTeX series&quot;,&quot;note&quot;:&quot;Citation Key: thesis&quot;,&quot;publisher&quot;:&quot;Dickmaw Books&quot;,&quot;title&quot;:&quot;Using LaTeX to write a Ph.D. thesis&quot;,&quot;volume&quot;:&quot;2&quot;,&quot;author&quot;:[{&quot;family&quot;:&quot;Talbot&quot;,&quot;given&quot;:&quot;Nicola L. C.&quot;}],&quot;issued&quot;:{&quot;date-parts&quot;:[[&quot;2012&quot;]]},&quot;citation-key&quot;:&quot;thesis&quot;}}],&quot;schema&quot;:&quot;https://github.com/citation-style-language/schema/raw/master/csl-citation.json&quot;} RNDWcYcsPj5xA"/>(Talbot 2012b)<text:reference-mark-end text:name="ZOTERO_ITEM CSL_CITATION {&quot;citationID&quot;:&quot;NZyrPdGX&quot;,&quot;properties&quot;:{&quot;formattedCitation&quot;:&quot;(Talbot 2012b)&quot;,&quot;plainCitation&quot;:&quot;(Talbot 2012b)&quot;,&quot;noteIndex&quot;:0},&quot;citationItems&quot;:[{&quot;id&quot;:410,&quot;uris&quot;:[&quot;http://zotero.org/users/local/jlZDKBWs/items/KXQDTXEQ&quot;],&quot;itemData&quot;:{&quot;id&quot;:410,&quot;type&quot;:&quot;book&quot;,&quot;collection-title&quot;:&quot;The dickimaw LaTeX series&quot;,&quot;note&quot;:&quot;Citation Key: thesis&quot;,&quot;publisher&quot;:&quot;Dickmaw Books&quot;,&quot;title&quot;:&quot;Using LaTeX to write a Ph.D. thesis&quot;,&quot;volume&quot;:&quot;2&quot;,&quot;author&quot;:[{&quot;family&quot;:&quot;Talbot&quot;,&quot;given&quot;:&quot;Nicola L. C.&quot;}],&quot;issued&quot;:{&quot;date-parts&quot;:[[&quot;2012&quot;]]},&quot;citation-key&quot;:&quot;thesis&quot;}}],&quot;schema&quot;:&quot;https://github.com/citation-style-language/schema/raw/master/csl-citation.json&quot;} RNDWcYcsPj5xA"/>."</text:p>
      <text:p text:style-name="Text_20_body">Aristorle has authored many infuential works. <text:reference-mark-start text:name="ZOTERO_ITEM CSL_CITATION {&quot;citationID&quot;:&quot;Isvj3VLT&quot;,&quot;properties&quot;:{&quot;formattedCitation&quot;:&quot;(Aristotle 1929; 1968; 1877; 1907)&quot;,&quot;plainCitation&quot;:&quot;(Aristotle 1929; 1968; 1877; 1907)&quot;,&quot;noteIndex&quot;:0},&quot;citationItems&quot;:[{&quot;id&quot;:454,&quot;uris&quot;:[&quot;http://zotero.org/users/local/jlZDKBWs/items/J3D6FJ5I&quot;],&quot;itemData&quot;:{&quot;id&quot;:454,&quot;type&quot;:&quot;book&quot;,&quot;event-place&quot;:&quot;New York&quot;,&quot;language&quot;:&quot;english&quot;,&quot;note&quot;:&quot;Citation Key: aristotle:physics\ntex.langidopts: variant=american&quot;,&quot;publisher&quot;:&quot;G. P. Putnam&quot;,&quot;publisher-place&quot;:&quot;New York&quot;,&quot;title&quot;:&quot;Physics&quot;,&quot;author&quot;:[{&quot;literal&quot;:&quot;Aristotle&quot;}],&quot;translator&quot;:[{&quot;family&quot;:&quot;Wicksteed&quot;,&quot;given&quot;:&quot;P. H.&quot;},{&quot;family&quot;:&quot;Cornford&quot;,&quot;given&quot;:&quot;F. M.&quot;}],&quot;issued&quot;:{&quot;date-parts&quot;:[[&quot;1929&quot;]]},&quot;citation-key&quot;:&quot;aristotle:physics&quot;}},{&quot;id&quot;:456,&quot;uris&quot;:[&quot;http://zotero.org/users/local/jlZDKBWs/items/BKTY7FDQ&quot;],&quot;itemData&quot;:{&quot;id&quot;:456,&quot;type&quot;:&quot;book&quot;,&quot;collection-title&quot;:&quot;Clarendon Aristotle&quot;,&quot;event-place&quot;:&quot;Oxford&quot;,&quot;language&quot;:&quot;english&quot;,&quot;note&quot;:&quot;Citation Key: aristotle:poetics\ntex.langidopts: variant=british&quot;,&quot;publisher&quot;:&quot;Clarendon Press&quot;,&quot;publisher-place&quot;:&quot;Oxford&quot;,&quot;title&quot;:&quot;Poetics&quot;,&quot;author&quot;:[{&quot;literal&quot;:&quot;Aristotle&quot;}],&quot;editor&quot;:[{&quot;family&quot;:&quot;Lucas&quot;,&quot;given&quot;:&quot;D. W.&quot;}],&quot;issued&quot;:{&quot;date-parts&quot;:[[&quot;1968&quot;]]},&quot;citation-key&quot;:&quot;aristotle:poetics&quot;}},{&quot;id&quot;:458,&quot;uris&quot;:[&quot;http://zotero.org/users/local/jlZDKBWs/items/CMRD3TPG&quot;],&quot;itemData&quot;:{&quot;id&quot;:458,&quot;type&quot;:&quot;book&quot;,&quot;language&quot;:&quot;english&quot;,&quot;note&quot;:&quot;Citation Key: aristotle:rhetoric\ntex.indextitle: Rhetoric of Aristotle, The\ntex.langidopts: variant=british\ntex.sorttitle: Rhetoric of Aristotle\ntex.volumes: 3&quot;,&quot;publisher&quot;:&quot;Cambridge University Press&quot;,&quot;title&quot;:&quot;The rhetoric of Aristotle with a commentary by the late Edward Meredith Cope&quot;,&quot;title-short&quot;:&quot;Rhetoric&quot;,&quot;author&quot;:[{&quot;literal&quot;:&quot;Aristotle&quot;}],&quot;editor&quot;:[{&quot;family&quot;:&quot;Cope&quot;,&quot;given&quot;:&quot;Edward Meredith&quot;}],&quot;contributor&quot;:[{&quot;family&quot;:&quot;Cope&quot;,&quot;given&quot;:&quot;Edward Meredith&quot;}],&quot;issued&quot;:{&quot;date-parts&quot;:[[&quot;1877&quot;]]},&quot;citation-key&quot;:&quot;aristotle:rhetoric&quot;}},{&quot;id&quot;:452,&quot;uris&quot;:[&quot;http://zotero.org/users/local/jlZDKBWs/items/8ZTZCF97&quot;],&quot;itemData&quot;:{&quot;id&quot;:452,&quot;type&quot;:&quot;book&quot;,&quot;event-place&quot;:&quot;Cambridge&quot;,&quot;language&quot;:&quot;english&quot;,&quot;note&quot;:&quot;Citation Key: aristotle:anima\ntex.langidopts: variant=british&quot;,&quot;publisher&quot;:&quot;Cambridge University Press&quot;,&quot;publisher-place&quot;:&quot;Cambridge&quot;,&quot;title&quot;:&quot;De anima&quot;,&quot;author&quot;:[{&quot;literal&quot;:&quot;Aristotle&quot;}],&quot;editor&quot;:[{&quot;family&quot;:&quot;Hicks&quot;,&quot;given&quot;:&quot;Robert Drew&quot;}],&quot;issued&quot;:{&quot;date-parts&quot;:[[&quot;1907&quot;]]},&quot;citation-key&quot;:&quot;aristotle:anima&quot;}}],&quot;schema&quot;:&quot;https://github.com/citation-style-language/schema/raw/master/csl-citation.json&quot;} RNDrHCOzYiCuR"/>(Aristotle 1929; 1968; 1877; 1907)<text:reference-mark-end text:name="ZOTERO_ITEM CSL_CITATION {&quot;citationID&quot;:&quot;Isvj3VLT&quot;,&quot;properties&quot;:{&quot;formattedCitation&quot;:&quot;(Aristotle 1929; 1968; 1877; 1907)&quot;,&quot;plainCitation&quot;:&quot;(Aristotle 1929; 1968; 1877; 1907)&quot;,&quot;noteIndex&quot;:0},&quot;citationItems&quot;:[{&quot;id&quot;:454,&quot;uris&quot;:[&quot;http://zotero.org/users/local/jlZDKBWs/items/J3D6FJ5I&quot;],&quot;itemData&quot;:{&quot;id&quot;:454,&quot;type&quot;:&quot;book&quot;,&quot;event-place&quot;:&quot;New York&quot;,&quot;language&quot;:&quot;english&quot;,&quot;note&quot;:&quot;Citation Key: aristotle:physics\ntex.langidopts: variant=american&quot;,&quot;publisher&quot;:&quot;G. P. Putnam&quot;,&quot;publisher-place&quot;:&quot;New York&quot;,&quot;title&quot;:&quot;Physics&quot;,&quot;author&quot;:[{&quot;literal&quot;:&quot;Aristotle&quot;}],&quot;translator&quot;:[{&quot;family&quot;:&quot;Wicksteed&quot;,&quot;given&quot;:&quot;P. H.&quot;},{&quot;family&quot;:&quot;Cornford&quot;,&quot;given&quot;:&quot;F. M.&quot;}],&quot;issued&quot;:{&quot;date-parts&quot;:[[&quot;1929&quot;]]},&quot;citation-key&quot;:&quot;aristotle:physics&quot;}},{&quot;id&quot;:456,&quot;uris&quot;:[&quot;http://zotero.org/users/local/jlZDKBWs/items/BKTY7FDQ&quot;],&quot;itemData&quot;:{&quot;id&quot;:456,&quot;type&quot;:&quot;book&quot;,&quot;collection-title&quot;:&quot;Clarendon Aristotle&quot;,&quot;event-place&quot;:&quot;Oxford&quot;,&quot;language&quot;:&quot;english&quot;,&quot;note&quot;:&quot;Citation Key: aristotle:poetics\ntex.langidopts: variant=british&quot;,&quot;publisher&quot;:&quot;Clarendon Press&quot;,&quot;publisher-place&quot;:&quot;Oxford&quot;,&quot;title&quot;:&quot;Poetics&quot;,&quot;author&quot;:[{&quot;literal&quot;:&quot;Aristotle&quot;}],&quot;editor&quot;:[{&quot;family&quot;:&quot;Lucas&quot;,&quot;given&quot;:&quot;D. W.&quot;}],&quot;issued&quot;:{&quot;date-parts&quot;:[[&quot;1968&quot;]]},&quot;citation-key&quot;:&quot;aristotle:poetics&quot;}},{&quot;id&quot;:458,&quot;uris&quot;:[&quot;http://zotero.org/users/local/jlZDKBWs/items/CMRD3TPG&quot;],&quot;itemData&quot;:{&quot;id&quot;:458,&quot;type&quot;:&quot;book&quot;,&quot;language&quot;:&quot;english&quot;,&quot;note&quot;:&quot;Citation Key: aristotle:rhetoric\ntex.indextitle: Rhetoric of Aristotle, The\ntex.langidopts: variant=british\ntex.sorttitle: Rhetoric of Aristotle\ntex.volumes: 3&quot;,&quot;publisher&quot;:&quot;Cambridge University Press&quot;,&quot;title&quot;:&quot;The rhetoric of Aristotle with a commentary by the late Edward Meredith Cope&quot;,&quot;title-short&quot;:&quot;Rhetoric&quot;,&quot;author&quot;:[{&quot;literal&quot;:&quot;Aristotle&quot;}],&quot;editor&quot;:[{&quot;family&quot;:&quot;Cope&quot;,&quot;given&quot;:&quot;Edward Meredith&quot;}],&quot;contributor&quot;:[{&quot;family&quot;:&quot;Cope&quot;,&quot;given&quot;:&quot;Edward Meredith&quot;}],&quot;issued&quot;:{&quot;date-parts&quot;:[[&quot;1877&quot;]]},&quot;citation-key&quot;:&quot;aristotle:rhetoric&quot;}},{&quot;id&quot;:452,&quot;uris&quot;:[&quot;http://zotero.org/users/local/jlZDKBWs/items/8ZTZCF97&quot;],&quot;itemData&quot;:{&quot;id&quot;:452,&quot;type&quot;:&quot;book&quot;,&quot;event-place&quot;:&quot;Cambridge&quot;,&quot;language&quot;:&quot;english&quot;,&quot;note&quot;:&quot;Citation Key: aristotle:anima\ntex.langidopts: variant=british&quot;,&quot;publisher&quot;:&quot;Cambridge University Press&quot;,&quot;publisher-place&quot;:&quot;Cambridge&quot;,&quot;title&quot;:&quot;De anima&quot;,&quot;author&quot;:[{&quot;literal&quot;:&quot;Aristotle&quot;}],&quot;editor&quot;:[{&quot;family&quot;:&quot;Hicks&quot;,&quot;given&quot;:&quot;Robert Drew&quot;}],&quot;issued&quot;:{&quot;date-parts&quot;:[[&quot;1907&quot;]]},&quot;citation-key&quot;:&quot;aristotle:anima&quot;}}],&quot;schema&quot;:&quot;https://github.com/citation-style-language/schema/raw/master/csl-citation.json&quot;} RNDrHCOzYiCuR"/></text:p>
      <text:h text:style-name="Heading_20_1" text:outline-level="1">Bibliography</text:h>
      <text:section text:style-name="Sect1" text:name="ZOTERO_BIBL {&quot;uncited&quot;:[],&quot;omitted&quot;:[],&quot;custom&quot;:[]} CSL_BIBLIOGRAPHY RNDCTwuEh20Kd">
        <text:p text:style-name="Bibliography_20_1">Aristotle. 1877. <text:span text:style-name="T1">The Rhetoric of Aristotle with a Commentary by the Late Edward Meredith Cope</text:span>. Edited by Edward Meredith Cope. Cambridge University Press.</text:p>
        <text:p text:style-name="Bibliography_20_1">———. 1907. <text:span text:style-name="T1">De Anima</text:span>. Edited by Robert Drew Hicks. Cambridge: Cambridge University Press.</text:p>
        <text:p text:style-name="Bibliography_20_1">———. 1929. <text:span text:style-name="T1">Physics</text:span>. Translated by P. H. Wicksteed and F. M. Cornford. New York: G. P. Putnam.</text:p>
        <text:p text:style-name="Bibliography_20_1">———. 1968. <text:span text:style-name="T1">Poetics</text:span>. Edited by D. W. Lucas. Clarendon Aristotle. Oxford: Clarendon Press.</text:p>
        <text:p text:style-name="Bibliography_20_1">Goossens, Michel, Frank Mittelbach, and Alexander Samarin. 1994. <text:span text:style-name="T1">The LaTeX Companion</text:span>. 1st ed. Reading, Mass.: Addison-Wesley.</text:p>
        <text:p text:style-name="Bibliography_20_1">Kopka, Helmut, and Patrick W. Daly. 1995. <text:span text:style-name="T1">A Guide to LaTeX2ε Document Preparation for Beginners and Advanced Users</text:span>. Addison-Wesley.</text:p>
        <text:p text:style-name="Bibliography_20_1">Talbot, Nicola L. C. 2012a. <text:span text:style-name="T1">LaTeX for Complete Novices</text:span>. Vol. 1. Dickimaw LaTeX Series. Dickmaw Books.</text:p>
        <text:p text:style-name="Bibliography_20_1">———. 2012b. <text:span text:style-name="T1">Using LaTeX to Write a Ph.D. Thesis</text:span>. Vol. 2. The Dickimaw LaTeX Series. Dickmaw Books.</text:p>
      </text:section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office="urn:oasis:names:tc:opendocument:xmlns:office:1.0" xmlns:xhtml="http://www.w3.org/1999/xhtml" xmlns:ooo="http://openoffice.org/2004/office" xmlns:xlink="http://www.w3.org/1999/xlink" xmlns:fo="urn:oasis:names:tc:opendocument:xmlns:xsl-fo-compatible:1.0" xmlns:dc="http://purl.org/dc/elements/1.1/" xmlns:ooow="http://openoffice.org/2004/writer" xmlns:meta="urn:oasis:names:tc:opendocument:xmlns:meta:1.0" xmlns:oooc="http://openoffice.org/2004/calc" xmlns:style="urn:oasis:names:tc:opendocument:xmlns:style:1.0" xmlns:text="urn:oasis:names:tc:opendocument:xmlns:text:1.0" xmlns:of="urn:oasis:names:tc:opendocument:xmlns:of:1.2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dom="http://www.w3.org/2001/xml-events" xmlns:number="urn:oasis:names:tc:opendocument:xmlns:datastyle:1.0" xmlns:math="http://www.w3.org/1998/Math/MathML" xmlns:form="urn:oasis:names:tc:opendocument:xmlns:form:1.0" xmlns:script="urn:oasis:names:tc:opendocument:xmlns:script:1.0" office:version="1.2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.212cm"/>
      <style:text-properties fo:font-size="20pt"/>
    </style:style>
    <style:style style:name="OrgDocInfo" style:family="paragraph" style:parent-style-name="Heading">
      <style:paragraph-properties fo:margin-top="0.21cm" fo:margin-bottom="0.21cm" fo:text-align="center" style:justify-single-word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style:paragraph-properties fo:margin-top="0cm" fo:margin-bottom="0.21cm" fo:background-color="transparent" fo:padding="0cm" fo:border="none" style:shadow="none"/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style:paragraph-properties fo:background-color="transparent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PropertiesBlock" style:family="paragraph" style:parent-style-name="Standard">
      <style:paragraph-properties fo:margin-top="0cm" fo:margin-bottom="0cm" fo:background-color="transparent" fo:padding="0.64cm" fo:border="0.06pt solid #000000" style:shadow="none">
        <style:tab-stops>
          <style:tab-stop style:position="5.6cm"/>
        </style:tab-stops>
      </style:paragraph-properties>
    </style:style>
    <style:style style:name="OrgPropertiesBlockLastLine" style:family="paragraph" style:parent-style-name="OrgProperties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igure" style:family="paragraph" style:parent-style-name="Caption" style:class="extra"/>
    <style:style style:name="Formula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DescriptionDefinition" style:family="paragraph" style:parent-style-name="Text_20_body" style:class="text">
      <style:paragraph-properties fo:margin-left="0.64cm" fo:margin-right="0cm" fo:text-indent="-0.64cm" style:auto-text-indent="false">
        <style:tab-stops/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FootnoteQuotations" style:family="paragraph" style:parent-style-name="Footnote">
      <style:paragraph-properties fo:margin-left="1cm" fo:margin-right="1cm" fo:margin-top="0cm" fo:margin-bottom="0.499cm" fo:text-indent="0cm" style:auto-text-indent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EndnoteQuotations" style:family="paragraph" style:parent-style-name="Endnote">
      <style:paragraph-properties fo:margin-left="1cm" fo:margin-right="1cm" fo:margin-top="0cm" fo:margin-bottom="0.499cm" fo:text-indent="0cm" style:auto-text-indent="false"/>
    </style:style>
    <style:style style:name="OrgEndnoteCenter" style:family="paragraph" style:parent-style-name="Endnote">
      <style:paragraph-properties fo:text-align="center" style:justify-single-word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" style:family="paragraph" style:parent-style-name="Text_20_body">
      <style:paragraph-properties fo:margin-left="0.64cm" fo:margin-right="0cm" fo:text-indent="-0.64cm" style:auto-text-indent="false">
        <style:tab-stops/>
      </style:paragraph-properties>
    </style:style>
    <style:style style:name="Org_20_Index_20_Heading" style:display-name="Org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rg_20_Index" style:display-name="Org Index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OrgFigureText" style:family="paragraph" style:parent-style-name="Frame_20_contents">
      <style:paragraph-properties fo:text-align="end" style:justify-single-word="false"/>
    </style:style>
    <style:style style:name="OrgSubFigure" style:family="paragraph" style:parent-style-name="Figure"/>
    <style:style style:name="OrgSubListing" style:family="paragraph" style:parent-style-name="Listing"/>
    <style:style style:name="OrgSubTable" style:family="paragraph" style:parent-style-name="Table"/>
    <style:style style:name="OrgFigureBody" style:family="paragraph" style:parent-style-name="Text_20_body">
      <style:paragraph-properties fo:text-align="center" style:justify-single-word="false"/>
    </style:style>
    <style:style style:name="OrgSubFigureBody" style:family="paragraph" style:parent-style-name="Text_20_body"/>
    <style:style style:name="OrgFormulaBody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rgSubFormulaBody" style:family="paragraph" style:parent-style-name="OrgFormulaBody"/>
    <style:style style:name="OrgCSLEntrySecondFieldAlignIsFlush" style:family="paragraph" style:parent-style-name="Index" style:class="index">
      <style:paragraph-properties fo:margin-left="0.466cm" fo:margin-top="0cm" fo:margin-bottom="0.423cm" style:line-height-at-least="0.423cm" fo:text-indent="-0.466cm" style:auto-text-indent="false">
        <style:tab-stops>
          <style:tab-stop style:position="0.466cm"/>
        </style:tab-stops>
      </style:paragraph-properties>
    </style:style>
    <style:style style:name="OrgCSLEntryWithHangingIndent" style:family="paragraph" style:parent-style-name="Index" style:class="index">
      <style:paragraph-properties fo:margin-left="1.27cm" fo:margin-top="0cm" fo:margin-bottom="0cm" style:line-height-at-least="0.423cm" fo:text-indent="-1.27cm" style:auto-text-indent="false">
        <style:tab-stops/>
      </style:paragraph-properties>
    </style:style>
    <style:style style:name="OrgCSLEntryDefault" style:family="paragraph" style:parent-style-name="Index" style:class="index">
      <style:paragraph-properties fo:margin-left="0cm" fo:margin-top="0cm" fo:margin-bottom="0cm" style:line-height-at-least="0.423cm" fo:text-indent="0cm" style:auto-text-indent="false">
        <style:tab-stops/>
      </style:paragraph-properties>
    </style:style>
    <style:style style:name="OrgLocale" style:family="paragraph">
      <style:text-properties fo:language="en" fo:country="US" style:language-asian="none" style:country-asian="none" style:language-complex="none" style:country-complex="none"/>
    </style:style>
    <style:style style:name="OrgTableContents" style:family="paragraph"/>
    <style:style style:name="OrgTableContentsLeft" style:family="paragraph" style:parent-style-name="OrgTableContents">
      <style:paragraph-properties fo:text-align="star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FirstColumn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ColumnContentsLeft" style:family="paragraph" style:parent-style-name="OrgTableFirstColumnContents">
      <style:paragraph-properties fo:text-align="center" style:justify-single-word="false"/>
    </style:style>
    <style:style style:name="OrgTableFirstColumnContentsCenter" style:family="paragraph" style:parent-style-name="OrgTableFirstColumnContents">
      <style:paragraph-properties fo:text-align="center" style:justify-single-word="false"/>
    </style:style>
    <style:style style:name="OrgTableFirstColumnContentsRight" style:family="paragraph" style:parent-style-name="OrgTableFirstColumnContents">
      <style:paragraph-properties fo:text-align="center" style:justify-single-word="false"/>
    </style:style>
    <style:style style:name="OrgTableLastColumnContents" style:family="paragraph" style:parent-style-name="OrgTableContents"/>
    <style:style style:name="OrgTableLastColumnContentsLeft" style:family="paragraph" style:parent-style-name="OrgTableLastColumnContents">
      <style:paragraph-properties fo:text-align="start" style:justify-single-word="false"/>
    </style:style>
    <style:style style:name="OrgTableLastColumnContentsCenter" style:family="paragraph" style:parent-style-name="OrgTableLastColumnContents">
      <style:paragraph-properties fo:text-align="center" style:justify-single-word="false"/>
    </style:style>
    <style:style style:name="OrgTableLastColumnContentsRight" style:family="paragraph" style:parent-style-name="OrgTableLastColumnContents">
      <style:paragraph-properties fo:text-align="end" style:justify-single-word="false"/>
    </style:style>
    <style:style style:name="OrgTableFirstRow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RowContentsLeft" style:family="paragraph" style:parent-style-name="OrgTableFirstRowContents">
      <style:paragraph-properties fo:text-align="center" style:justify-single-word="false"/>
    </style:style>
    <style:style style:name="OrgTableFirstRowContentsCenter" style:family="paragraph" style:parent-style-name="OrgTableFirstRowContents">
      <style:paragraph-properties fo:text-align="center" style:justify-single-word="false"/>
    </style:style>
    <style:style style:name="OrgTableFirstRowContentsRight" style:family="paragraph" style:parent-style-name="OrgTableFirstRowContents">
      <style:paragraph-properties fo:text-align="center" style:justify-single-word="false"/>
    </style:style>
    <style:style style:name="OrgTableLastRowContents" style:family="paragraph" style:parent-style-name="OrgTableContents"/>
    <style:style style:name="OrgTableLastRowContentsLeft" style:family="paragraph" style:parent-style-name="OrgTableLastRowContents">
      <style:paragraph-properties fo:text-align="start" style:justify-single-word="false"/>
    </style:style>
    <style:style style:name="OrgTableLastRowContentsCenter" style:family="paragraph" style:parent-style-name="OrgTableLastRowContents">
      <style:paragraph-properties fo:text-align="center" style:justify-single-word="false"/>
    </style:style>
    <style:style style:name="OrgTableLastRowContentsRight" style:family="paragraph" style:parent-style-name="OrgTableLastRowContents">
      <style:paragraph-properties fo:text-align="end" style:justify-single-word="false"/>
    </style:style>
    <style:style style:name="OrgTableEvenRowContents" style:family="paragraph" style:parent-style-name="OrgTableContents"/>
    <style:style style:name="OrgTableEvenRowContentsLeft" style:family="paragraph" style:parent-style-name="OrgTableEvenRowContents">
      <style:paragraph-properties fo:text-align="start" style:justify-single-word="false"/>
    </style:style>
    <style:style style:name="OrgTableEvenRowContentsCenter" style:family="paragraph" style:parent-style-name="OrgTableEvenRowContents">
      <style:paragraph-properties fo:text-align="center" style:justify-single-word="false"/>
    </style:style>
    <style:style style:name="OrgTableEvenRowContentsRight" style:family="paragraph" style:parent-style-name="OrgTableEvenRowContents">
      <style:paragraph-properties fo:text-align="end" style:justify-single-word="false"/>
    </style:style>
    <style:style style:name="OrgTableOddRowContents" style:family="paragraph" style:parent-style-name="OrgTableContents"/>
    <style:style style:name="OrgTableOddRowContentsLeft" style:family="paragraph" style:parent-style-name="OrgTableOddRowContents">
      <style:paragraph-properties fo:text-align="start" style:justify-single-word="false"/>
    </style:style>
    <style:style style:name="OrgTableOddRowContentsCenter" style:family="paragraph" style:parent-style-name="OrgTableOddRowContents">
      <style:paragraph-properties fo:text-align="center" style:justify-single-word="false"/>
    </style:style>
    <style:style style:name="OrgTableOddRowContentsRight" style:family="paragraph" style:parent-style-name="OrgTableOddRowContents">
      <style:paragraph-properties fo:text-align="end" style:justify-single-word="false"/>
    </style:style>
    <style:style style:name="OrgTableEvenColumnContents" style:family="paragraph" style:parent-style-name="OrgTableContents"/>
    <style:style style:name="OrgTableEvenColumnContentsLeft" style:family="paragraph" style:parent-style-name="OrgTableEvenColumnContents">
      <style:paragraph-properties fo:text-align="start" style:justify-single-word="false"/>
    </style:style>
    <style:style style:name="OrgTableEvenColumnContentsCenter" style:family="paragraph" style:parent-style-name="OrgTableEvenColumnContents">
      <style:paragraph-properties fo:text-align="center" style:justify-single-word="false"/>
    </style:style>
    <style:style style:name="OrgTableEvenColumnContentsRight" style:family="paragraph" style:parent-style-name="OrgTableEvenColumnContents">
      <style:paragraph-properties fo:text-align="end" style:justify-single-word="false"/>
    </style:style>
    <style:style style:name="OrgTableOddColumnContents" style:family="paragraph" style:parent-style-name="OrgTableContents"/>
    <style:style style:name="OrgTableOddColumnContentsLeft" style:family="paragraph" style:parent-style-name="OrgTableOddColumnContents">
      <style:paragraph-properties fo:text-align="start" style:justify-single-word="false"/>
    </style:style>
    <style:style style:name="OrgTableOddColumnContentsCenter" style:family="paragraph" style:parent-style-name="OrgTableOddColumnContents">
      <style:paragraph-properties fo:text-align="center" style:justify-single-word="false"/>
    </style:style>
    <style:style style:name="OrgTableOddColumnContentsRight" style:family="paragraph" style:parent-style-name="OrgTableOddColumnContents">
      <style:paragraph-properties fo:text-align="end" style:justify-single-word="false"/>
    </style:style>
    <style:style style:name="CustomTableContents" style:family="paragraph"/>
    <style:style style:name="CustomTableContentsLeft" style:family="paragraph" style:parent-style-name="CustomTableContents">
      <style:paragraph-properties fo:text-align="start" style:justify-single-word="false"/>
    </style:style>
    <style:style style:name="CustomTableContentsCenter" style:family="paragraph" style:parent-style-name="CustomTableContents">
      <style:paragraph-properties fo:text-align="center" style:justify-single-word="false"/>
    </style:style>
    <style:style style:name="CustomTableContentsRight" style:family="paragraph" style:parent-style-name="CustomTableContents">
      <style:paragraph-properties fo:text-align="end" style:justify-single-word="false"/>
    </style:style>
    <style:style style:name="CustomTableFirstColumnContents" style:family="paragraph" style:parent-style-name="CustomTableContents"/>
    <style:style style:name="CustomTableFirstColumnContentsLeft" style:family="paragraph" style:parent-style-name="CustomTableFirstColumnContents">
      <style:paragraph-properties fo:text-align="start" style:justify-single-word="false"/>
    </style:style>
    <style:style style:name="CustomTableFirstColumnContentsCenter" style:family="paragraph" style:parent-style-name="CustomTableFirstColumnContents">
      <style:paragraph-properties fo:text-align="center" style:justify-single-word="false"/>
    </style:style>
    <style:style style:name="CustomTableFirstColumnContentsRight" style:family="paragraph" style:parent-style-name="CustomTableFirstColumnContents">
      <style:paragraph-properties fo:text-align="end" style:justify-single-word="false"/>
    </style:style>
    <style:style style:name="CustomTableLastColumnContents" style:family="paragraph" style:parent-style-name="CustomTableContents"/>
    <style:style style:name="CustomTableLastColumnContentsLeft" style:family="paragraph" style:parent-style-name="CustomTableLastColumnContents">
      <style:paragraph-properties fo:text-align="start" style:justify-single-word="false"/>
    </style:style>
    <style:style style:name="CustomTableLastColumnContentsCenter" style:family="paragraph" style:parent-style-name="CustomTableLastColumnContents">
      <style:paragraph-properties fo:text-align="center" style:justify-single-word="false"/>
    </style:style>
    <style:style style:name="CustomTableLastColumnContentsRight" style:family="paragraph" style:parent-style-name="CustomTableLastColumnContents">
      <style:paragraph-properties fo:text-align="end" style:justify-single-word="false"/>
    </style:style>
    <style:style style:name="CustomTableFirstRowContents" style:family="paragraph" style:parent-style-name="CustomTableContents"/>
    <style:style style:name="CustomTableFirstRowContentsLeft" style:family="paragraph" style:parent-style-name="CustomTableFirstRowContents">
      <style:paragraph-properties fo:text-align="start" style:justify-single-word="false"/>
    </style:style>
    <style:style style:name="CustomTableFirstRowContentsCenter" style:family="paragraph" style:parent-style-name="CustomTableFirstRowContents">
      <style:paragraph-properties fo:text-align="center" style:justify-single-word="false"/>
    </style:style>
    <style:style style:name="CustomTableFirstRowContentsRight" style:family="paragraph" style:parent-style-name="CustomTableFirstRowContents">
      <style:paragraph-properties fo:text-align="end" style:justify-single-word="false"/>
    </style:style>
    <style:style style:name="CustomTableLastRowContents" style:family="paragraph" style:parent-style-name="CustomTableContents"/>
    <style:style style:name="CustomTableLastRowContentsLeft" style:family="paragraph" style:parent-style-name="CustomTableLastRowContents">
      <style:paragraph-properties fo:text-align="start" style:justify-single-word="false"/>
    </style:style>
    <style:style style:name="CustomTableLastRowContentsCenter" style:family="paragraph" style:parent-style-name="CustomTableLastRowContents">
      <style:paragraph-properties fo:text-align="center" style:justify-single-word="false"/>
    </style:style>
    <style:style style:name="CustomTableLastRowContentsRight" style:family="paragraph" style:parent-style-name="CustomTableLastRowContents">
      <style:paragraph-properties fo:text-align="end" style:justify-single-word="false"/>
    </style:style>
    <style:style style:name="CustomTableEvenRowContents" style:family="paragraph" style:parent-style-name="CustomTableContents"/>
    <style:style style:name="CustomTableEvenRowContentsLeft" style:family="paragraph" style:parent-style-name="CustomTableEvenRowContents">
      <style:paragraph-properties fo:text-align="start" style:justify-single-word="false"/>
    </style:style>
    <style:style style:name="CustomTableEvenRowContentsCenter" style:family="paragraph" style:parent-style-name="CustomTableEvenRowContents">
      <style:paragraph-properties fo:text-align="center" style:justify-single-word="false"/>
    </style:style>
    <style:style style:name="CustomTableEvenRowContentsRight" style:family="paragraph" style:parent-style-name="CustomTableEvenRowContents">
      <style:paragraph-properties fo:text-align="end" style:justify-single-word="false"/>
    </style:style>
    <style:style style:name="CustomTableOddRowContents" style:family="paragraph" style:parent-style-name="CustomTableContents"/>
    <style:style style:name="CustomTableOddRowContentsLeft" style:family="paragraph" style:parent-style-name="CustomTableOddRowContents">
      <style:paragraph-properties fo:text-align="start" style:justify-single-word="false"/>
    </style:style>
    <style:style style:name="CustomTableOddRowContentsCenter" style:family="paragraph" style:parent-style-name="CustomTableOddRowContents">
      <style:paragraph-properties fo:text-align="center" style:justify-single-word="false"/>
    </style:style>
    <style:style style:name="CustomTableOddRowContentsRight" style:family="paragraph" style:parent-style-name="CustomTableOddRowContents">
      <style:paragraph-properties fo:text-align="end" style:justify-single-word="false"/>
    </style:style>
    <style:style style:name="CustomTableEvenColumnContents" style:family="paragraph" style:parent-style-name="CustomTableContents"/>
    <style:style style:name="CustomTableEvenColumnContentsLeft" style:family="paragraph" style:parent-style-name="CustomTableEvenColumnContents">
      <style:paragraph-properties fo:text-align="start" style:justify-single-word="false"/>
    </style:style>
    <style:style style:name="CustomTableEvenColumnContentsCenter" style:family="paragraph" style:parent-style-name="CustomTableEvenColumnContents">
      <style:paragraph-properties fo:text-align="center" style:justify-single-word="false"/>
    </style:style>
    <style:style style:name="CustomTableEvenColumnContentsRight" style:family="paragraph" style:parent-style-name="CustomTableEvenColumnContents">
      <style:paragraph-properties fo:text-align="end" style:justify-single-word="false"/>
    </style:style>
    <style:style style:name="CustomTableOddColumnContents" style:family="paragraph" style:parent-style-name="CustomTableContents"/>
    <style:style style:name="CustomTableOddColumnContentsLeft" style:family="paragraph" style:parent-style-name="CustomTableOddColumnContents">
      <style:paragraph-properties fo:text-align="start" style:justify-single-word="false"/>
    </style:style>
    <style:style style:name="CustomTableOddColumnContentsCenter" style:family="paragraph" style:parent-style-name="CustomTableOddColumnContents">
      <style:paragraph-properties fo:text-align="center" style:justify-single-word="false"/>
    </style:style>
    <style:style style:name="CustomTableOddColumnContentsRight" style:family="paragraph" style:parent-style-name="CustomTableOddColumnContents">
      <style:paragraph-properties fo:text-align="end" style:justify-single-word="false"/>
    </style:style>
    <style:style style:name="NoBorderTableContents" style:family="paragraph"/>
    <style:style style:name="NoBorderTableContentsLeft" style:family="paragraph" style:parent-style-name="NoBorderTableContents">
      <style:paragraph-properties fo:text-align="start" style:justify-single-word="false"/>
    </style:style>
    <style:style style:name="NoBorderTableContentsCenter" style:family="paragraph" style:parent-style-name="NoBorderTableContents">
      <style:paragraph-properties fo:text-align="center" style:justify-single-word="false"/>
    </style:style>
    <style:style style:name="NoBorderTableContentsRight" style:family="paragraph" style:parent-style-name="NoBorderTableContents">
      <style:paragraph-properties fo:text-align="end" style:justify-single-word="false"/>
    </style:style>
    <style:style style:name="NoBorderTableFirstColumnContents" style:family="paragraph" style:parent-style-name="NoBorderTableContents"/>
    <style:style style:name="NoBorderTableFirstColumnContentsLeft" style:family="paragraph" style:parent-style-name="NoBorderTableFirstColumnContents">
      <style:paragraph-properties fo:text-align="start" style:justify-single-word="false"/>
    </style:style>
    <style:style style:name="NoBorderTableFirstColumnContentsCenter" style:family="paragraph" style:parent-style-name="NoBorderTableFirstColumnContents">
      <style:paragraph-properties fo:text-align="center" style:justify-single-word="false"/>
    </style:style>
    <style:style style:name="NoBorderTableFirstColumnContentsRight" style:family="paragraph" style:parent-style-name="NoBorderTableFirstColumnContents">
      <style:paragraph-properties fo:text-align="end" style:justify-single-word="false"/>
    </style:style>
    <style:style style:name="NoBorderTableLastColumnContents" style:family="paragraph" style:parent-style-name="NoBorderTableContents"/>
    <style:style style:name="NoBorderTableLastColumnContentsLeft" style:family="paragraph" style:parent-style-name="NoBorderTableLastColumnContents">
      <style:paragraph-properties fo:text-align="start" style:justify-single-word="false"/>
    </style:style>
    <style:style style:name="NoBorderTableLastColumnContentsCenter" style:family="paragraph" style:parent-style-name="NoBorderTableLastColumnContents">
      <style:paragraph-properties fo:text-align="center" style:justify-single-word="false"/>
    </style:style>
    <style:style style:name="NoBorderTableLastColumnContentsRight" style:family="paragraph" style:parent-style-name="NoBorderTableLastColumnContents">
      <style:paragraph-properties fo:text-align="end" style:justify-single-word="false"/>
    </style:style>
    <style:style style:name="NoBorderTableFirstRowContents" style:family="paragraph" style:parent-style-name="NoBorderTableContents"/>
    <style:style style:name="NoBorderTableFirstRowContentsLeft" style:family="paragraph" style:parent-style-name="NoBorderTableFirstRowContents">
      <style:paragraph-properties fo:text-align="start" style:justify-single-word="false"/>
    </style:style>
    <style:style style:name="NoBorderTableFirstRowContentsCenter" style:family="paragraph" style:parent-style-name="NoBorderTableFirstRowContents">
      <style:paragraph-properties fo:text-align="center" style:justify-single-word="false"/>
    </style:style>
    <style:style style:name="NoBorderTableFirstRowContentsRight" style:family="paragraph" style:parent-style-name="NoBorderTableFirstRowContents">
      <style:paragraph-properties fo:text-align="end" style:justify-single-word="false"/>
    </style:style>
    <style:style style:name="NoBorderTableLastRowContents" style:family="paragraph" style:parent-style-name="NoBorderTableContents"/>
    <style:style style:name="NoBorderTableLastRowContentsLeft" style:family="paragraph" style:parent-style-name="NoBorderTableLastRowContents">
      <style:paragraph-properties fo:text-align="start" style:justify-single-word="false"/>
    </style:style>
    <style:style style:name="NoBorderTableLastRowContentsCenter" style:family="paragraph" style:parent-style-name="NoBorderTableLastRowContents">
      <style:paragraph-properties fo:text-align="center" style:justify-single-word="false"/>
    </style:style>
    <style:style style:name="NoBorderTableLastRowContentsRight" style:family="paragraph" style:parent-style-name="NoBorderTableLastRowContents">
      <style:paragraph-properties fo:text-align="end" style:justify-single-word="false"/>
    </style:style>
    <style:style style:name="NoBorderTableEvenRowContents" style:family="paragraph" style:parent-style-name="NoBorderTableContents"/>
    <style:style style:name="NoBorderTableEvenRowContentsLeft" style:family="paragraph" style:parent-style-name="NoBorderTableEvenRowContents">
      <style:paragraph-properties fo:text-align="start" style:justify-single-word="false"/>
    </style:style>
    <style:style style:name="NoBorderTableEvenRowContentsCenter" style:family="paragraph" style:parent-style-name="NoBorderTableEvenRowContents">
      <style:paragraph-properties fo:text-align="center" style:justify-single-word="false"/>
    </style:style>
    <style:style style:name="NoBorderTableEvenRowContentsRight" style:family="paragraph" style:parent-style-name="NoBorderTableEvenRowContents">
      <style:paragraph-properties fo:text-align="end" style:justify-single-word="false"/>
    </style:style>
    <style:style style:name="NoBorderTableOddRowContents" style:family="paragraph" style:parent-style-name="NoBorderTableContents"/>
    <style:style style:name="NoBorderTableOddRowContentsLeft" style:family="paragraph" style:parent-style-name="NoBorderTableOddRowContents">
      <style:paragraph-properties fo:text-align="start" style:justify-single-word="false"/>
    </style:style>
    <style:style style:name="NoBorderTableOddRowContentsCenter" style:family="paragraph" style:parent-style-name="NoBorderTableOddRowContents">
      <style:paragraph-properties fo:text-align="center" style:justify-single-word="false"/>
    </style:style>
    <style:style style:name="NoBorderTableOddRowContentsRight" style:family="paragraph" style:parent-style-name="NoBorderTableOddRowContents">
      <style:paragraph-properties fo:text-align="end" style:justify-single-word="false"/>
    </style:style>
    <style:style style:name="NoBorderTableEvenColumnContents" style:family="paragraph" style:parent-style-name="NoBorderTableContents"/>
    <style:style style:name="NoBorderTableEvenColumnContentsLeft" style:family="paragraph" style:parent-style-name="NoBorderTableEvenColumnContents">
      <style:paragraph-properties fo:text-align="start" style:justify-single-word="false"/>
    </style:style>
    <style:style style:name="NoBorderTableEvenColumnContentsCenter" style:family="paragraph" style:parent-style-name="NoBorderTableEvenColumnContents">
      <style:paragraph-properties fo:text-align="center" style:justify-single-word="false"/>
    </style:style>
    <style:style style:name="NoBorderTableEvenColumnContentsRight" style:family="paragraph" style:parent-style-name="NoBorderTableEvenColumnContents">
      <style:paragraph-properties fo:text-align="end" style:justify-single-word="false"/>
    </style:style>
    <style:style style:name="NoBorderTableOddColumnContents" style:family="paragraph" style:parent-style-name="NoBorderTableContents"/>
    <style:style style:name="NoBorderTableOddColumnContentsLeft" style:family="paragraph" style:parent-style-name="NoBorderTableOddColumnContents">
      <style:paragraph-properties fo:text-align="start" style:justify-single-word="false"/>
    </style:style>
    <style:style style:name="NoBorderTableOddColumnContentsCenter" style:family="paragraph" style:parent-style-name="NoBorderTableOddColumnContents">
      <style:paragraph-properties fo:text-align="center" style:justify-single-word="false"/>
    </style:style>
    <style:style style:name="NoBorderTableOddColumnContentsRight" style:family="paragraph" style:parent-style-name="NoBorderTableOddColumnContents">
      <style:paragraph-properties fo:text-align="end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1.27cm" fo:margin-top="0cm" fo:margin-bottom="0cm" style:line-height-at-least="0.423cm" fo:text-indent="-1.27cm" style:auto-text-indent="false">
        <style:tab-stops/>
      </style:paragraph-properties>
    </style:style>
    <style:style style:name="OrgPropertyName" style:family="text">
      <style:text-properties fo:font-weight="bold"/>
    </style:style>
    <style:style style:name="OrgPropertyValue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rgDescriptionTerm" style:family="text">
      <style:text-properties fo:font-weight="bold"/>
    </style:style>
    <style:style style:name="Footnote_20_Symbol" style:display-name="Footnote Symbol" style:family="text"/>
    <style:style style:name="Footnote_20_anchor" style:display-name="Footnote anchor" style:family="text"/>
    <style:style style:name="Endnote_20_Symbol" style:display-name="Endnote Symbol" style:family="text"/>
    <style:style style:name="Endnote_20_anchor" style:display-name="Endnote anchor" style:family="text"/>
    <style:style style:name="OrgEndnoteAnchor" style:family="text" style:parent-style-name="Endnote_20_anchor">
      <style:text-properties style:text-position="0% 100%"/>
    </style:style>
    <style:style style:name="OrgCite" style:family="text"/>
    <style:style style:name="Index_20_Link" style:display-name="Index Link" style:family="text"/>
    <style:style style:name="OrgCSLBibItemNo" style:family="text"/>
    <style:style style:name="OrgCSLCitedItemNo" style:family="text"/>
    <style:style style:name="OrgCSLFontStyleItalic" style:family="text" style:parent-style-name="Emphasis"/>
    <style:style style:name="OrgCSLFontStyleOblique" style:family="text" style:parent-style-name="Emphasis"/>
    <style:style style:name="OrgCSLFontVariantSmallCaps" style:family="text"/>
    <style:style style:name="OrgCSLFontWeightBold" style:family="text" style:parent-style-name="Bold"/>
    <style:style style:name="OrgCSLTextDecorationUnderline" style:family="text" style:parent-style-name="Underline"/>
    <style:style style:name="OrgCSLVerticalAlignSub" style:family="text" style:parent-style-name="OrgSuperscript"/>
    <style:style style:name="OrgCSLVerticalAlignSup" style:family="text" style:parent-style-name="OrgSuperscript"/>
    <style:style style:name="Bullet_5f_20_5f_Symbols" style:display-name="Bullet_20_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style:flow-with-text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OrgDisplayImage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 draw:wrap-influence-on-position="once-concurrent"/>
    </style:style>
    <style:style style:name="OrgPageImage" style:family="graphic" style:parent-style-name="Graphics">
      <style:graphic-properties text:anchor-type="page" svg:x="0cm" svg:y="0cm" fo:margin-top="0.21cm" fo:margin-bottom="0.21cm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.041cm" style:rel-width="100%" fo:min-height="0.041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/>
    </style:style>
    <style:style style:name="OrgImage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svg:x="0cm" svg:y="0cm" fo:margin-left="0cm" fo:margin-right="0cm" fo:margin-top="0.21cm" fo:margin-bottom="0.21cm" style:wrap="none" style:vertical-pos="middle" style:vertical-rel="page" style:horizontal-pos="center" style:horizontal-rel="page" fo:background-color="transparent" draw:fill="none" draw:fill-color="#729fcf" fo:padding="0cm" fo:border="none" style:shadow="none" draw:shadow-opacity="100%"/>
    </style:style>
    <style:style style:name="OrgInlineImage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fo:background-color="transparent" draw:fill="none" style:shadow="none" draw:shadow-opacity="100%"/>
    </style:style>
    <style:style style:name="OrgInlineFormula" style:family="graphic" style:parent-style-name="Formula">
      <style:graphic-properties svg:y="0cm" style:vertical-pos="middle" style:vertical-rel="text"/>
    </style:style>
    <style:style style:name="OrgDisplayFormula" style:family="graphic" style:parent-style-name="Graphics">
      <style:graphic-properties text:anchor-type="paragraph" svg:x="0cm" svg:y="0cm" style:wrap="run-through" style:number-wrapped-paragraphs="1" style:vertical-pos="top" style:vertical-rel="paragraph" style:horizontal-pos="center" style:horizontal-rel="paragraph"/>
    </style:style>
    <style:style style:name="OrgFormulaCaptionFrame" style:family="graphic" style:parent-style-name="OrgFormula">
      <style:graphic-properties text:anchor-type="as-char" svg:x="0cm" svg:y="0cm"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draw:shadow-opacity="100%"/>
    </style:style>
    <style:style style:name="OrgCaptionedFormula" style:family="graphic" style:parent-style-name="OrgFormula">
      <style:graphic-properties svg:x="0cm" svg:y="0cm"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15cm" fo:border="0.26pt solid #000000" style:shadow="none" draw:shadow-opacity="100%"/>
    </style:style>
    <style:style style:name="OrgFormulaNumberFrame" style:family="graphic" style:parent-style-name="Frame">
      <style:graphic-properties svg:width="2cm" fo:min-height="0.499cm" svg:x="14.799cm" svg:y="0.21cm" fo:margin-left="0.201cm" fo:margin-right="0.201cm" fo:margin-top="0.201cm" fo:margin-bottom="0.201cm" style:wrap="parallel" style:number-wrapped-paragraphs="no-limit" style:wrap-contour="false" style:vertical-pos="middle" style:vertical-rel="paragraph-content" style:horizontal-pos="right" style:horizontal-rel="paragraph" fo:background-color="transparent" draw:fill="none" draw:fill-color="#729fcf" fo:padding="0.15cm" fo:border="none"/>
    </style:style>
    <style:style style:name="OrgTextBoxFrame" style:family="graphic" style:parent-style-name="Frame">
      <style:graphic-properties text:anchor-type="char" svg:x="0cm" svg:y="0cm" style:wrap="none" style:vertical-pos="top" style:vertical-rel="paragraph" style:horizontal-pos="center" style:horizontal-rel="paragraph-content" draw:wrap-influence-on-position="once-concurrent"/>
    </style:style>
    <style:style style:name="OrgToCharImage" style:family="graphic" style:parent-style-name="Graphics">
      <style:graphic-properties text:anchor-type="char" svg:x="0cm" svg:y="0cm" fo:margin-left="0.199cm" fo:margin-right="0.199cm" fo:margin-top="0.199cm" fo:margin-bottom="0.199cm" style:wrap="none" style:vertical-pos="top" style:vertical-rel="paragraph" style:horizontal-pos="center" style:horizontal-rel="paragraph" draw:wrap-influence-on-position="once-concurrent"/>
    </style:style>
    <style:style style:name="OrgToCharImageCaptionAbove" style:family="graphic" style:parent-style-name="Graphics">
      <style:graphic-properties text:anchor-type="char" svg:x="0cm" svg:y="0cm" fo:margin-left="0.199cm" fo:margin-right="0.199cm" fo:margin-top="0.199cm" fo:margin-bottom="0.199cm" style:wrap="none" style:vertical-pos="bottom" style:vertical-rel="paragraph" style:horizontal-pos="center" style:horizontal-rel="paragraph" draw:wrap-influence-on-position="once-concurrent"/>
    </style:style>
    <style:style style:name="OrgToCharFormula" style:family="graphic" style:parent-style-name="Formula">
      <style:graphic-properties text:anchor-type="char" svg:x="0cm" svg:y="0cm" fo:margin-top="0.199cm" fo:margin-bottom="0.199cm" style:wrap="none" style:vertical-pos="top" style:vertical-rel="paragraph" style:horizontal-pos="from-left" style:horizontal-rel="paragraph-content" draw:wrap-influence-on-position="once-concurrent"/>
    </style:style>
    <style:style style:name="OrgToCharFormulaCaptionAbove" style:family="graphic" style:parent-style-name="Formula">
      <style:graphic-properties text:anchor-type="char" svg:x="0cm" svg:y="0cm" fo:margin-top="0.199cm" fo:margin-bottom="0.199cm" style:wrap="none" style:vertical-pos="bottom" style:vertical-rel="paragraph" style:horizontal-pos="from-left" style:horizontal-rel="paragraph-content" draw:wrap-influence-on-position="once-concurrent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style:num-suffix=" 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 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 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 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 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 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 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 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5f_20_5f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5f_20_5f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5f_20_5f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5f_20_5f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5f_20_5f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5f_20_5f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min-label-width="0.635cm" text:min-label-distance="0.101cm" fo:text-align="end"/>
      </text:list-level-style-number>
      <text:list-level-style-number text:level="2" style:num-format="1">
        <style:list-level-properties text:space-before="0.635cm" text:min-label-width="0.635cm" text:min-label-distance="0.101cm" fo:text-align="end"/>
      </text:list-level-style-number>
      <text:list-level-style-number text:level="3" style:num-format="1">
        <style:list-level-properties text:space-before="1.27cm" text:min-label-width="0.635cm" text:min-label-distance="0.101cm" fo:text-align="end"/>
      </text:list-level-style-number>
      <text:list-level-style-number text:level="4" style:num-format="1">
        <style:list-level-properties text:space-before="1.905cm" text:min-label-width="0.635cm" text:min-label-distance="0.101cm" fo:text-align="end"/>
      </text:list-level-style-number>
      <text:list-level-style-number text:level="5" style:num-format="1">
        <style:list-level-properties text:space-before="2.54cm" text:min-label-width="0.635cm" text:min-label-distance="0.101cm" fo:text-align="end"/>
      </text:list-level-style-number>
      <text:list-level-style-number text:level="6" style:num-format="1">
        <style:list-level-properties text:space-before="3.175cm" text:min-label-width="0.635cm" text:min-label-distance="0.101cm" fo:text-align="end"/>
      </text:list-level-style-number>
      <text:list-level-style-number text:level="7" style:num-format="1">
        <style:list-level-properties text:space-before="3.81cm" text:min-label-width="0.635cm" text:min-label-distance="0.101cm" fo:text-align="end"/>
      </text:list-level-style-number>
      <text:list-level-style-number text:level="8" style:num-format="1">
        <style:list-level-properties text:space-before="4.445cm" text:min-label-width="0.635cm" text:min-label-distance="0.101cm" fo:text-align="end"/>
      </text:list-level-style-number>
      <text:list-level-style-number text:level="9" style:num-format="1">
        <style:list-level-properties text:space-before="5.08cm" text:min-label-width="0.635cm" text:min-label-distance="0.101cm" fo:text-align="end"/>
      </text:list-level-style-number>
      <text:list-level-style-number text:level="10" style:num-format="1">
        <style:list-level-properties text:space-before="5.715cm" text:min-label-width="0.635cm" text:min-label-distance="0.101cm" fo:text-align="end"/>
      </text:list-level-style-number>
    </text:list-style>
    <text:list-style style:name="OrgBibliographyList">
      <text:list-level-style-number text:level="1" style:num-prefix="[" style:num-suffix="] " style:num-format="1">
        <style:list-level-properties text:min-label-width="0.64cm"/>
      </text:list-level-style-number>
      <text:list-level-style-number text:level="2" style:num-prefix="[" style:num-suffix="] " style:num-format="1">
        <style:list-level-properties text:space-before="1.27cm" text:min-label-width="0.635cm"/>
      </text:list-level-style-number>
      <text:list-level-style-number text:level="3" style:num-prefix="[" style:num-suffix="] " style:num-format="1">
        <style:list-level-properties text:space-before="1.905cm" text:min-label-width="0.635cm"/>
      </text:list-level-style-number>
      <text:list-level-style-number text:level="4" style:num-prefix="[" style:num-suffix="] " style:num-format="1">
        <style:list-level-properties text:space-before="2.54cm" text:min-label-width="0.635cm"/>
      </text:list-level-style-number>
      <text:list-level-style-number text:level="5" style:num-prefix="[" style:num-suffix="] " style:num-format="1">
        <style:list-level-properties text:space-before="3.175cm" text:min-label-width="0.635cm"/>
      </text:list-level-style-number>
      <text:list-level-style-number text:level="6" style:num-prefix="[" style:num-suffix="] " style:num-format="1">
        <style:list-level-properties text:space-before="3.81cm" text:min-label-width="0.635cm"/>
      </text:list-level-style-number>
      <text:list-level-style-number text:level="7" style:num-prefix="[" style:num-suffix="] " style:num-format="1">
        <style:list-level-properties text:space-before="4.445cm" text:min-label-width="0.635cm"/>
      </text:list-level-style-number>
      <text:list-level-style-number text:level="8" style:num-prefix="[" style:num-suffix="] " style:num-format="1">
        <style:list-level-properties text:space-before="5.08cm" text:min-label-width="0.635cm"/>
      </text:list-level-style-number>
      <text:list-level-style-number text:level="9" style:num-prefix="[" style:num-suffix="] " style:num-format="1">
        <style:list-level-properties text:space-before="5.715cm" text:min-label-width="0.635cm"/>
      </text:list-level-style-number>
      <text:list-level-style-number text:level="10" style:num-prefix="[" style:num-suffix="] " style:num-format="1">
        <style:list-level-properties text:space-before="6.35cm" text:min-label-width="0.635cm"/>
      </text:list-level-style-number>
    </text:list-style>
    <text:list-style style:name="OrgOutline">
      <text:list-level-style-number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suffix=". 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 style:page-usage="mirrored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Landscape" style:page-layout-name="Mpm2">
      <style:footer>
        <text:p text:style-name="MP1"><text:page-number text:select-page="current">0</text:page-number></text:p>
      </style:footer>
    </style:master-page>
    <style:master-page style:name="OrgTitlePage" style:page-layout-name="Mpm3" style:next-style-name="OrgFrontMatterPage"/>
    <style:master-page style:name="OrgFrontMatterPage" style:page-layout-name="Mpm4">
      <style:footer>
        <text:p text:style-name="MP1"><text:page-number text:select-page="current">0</text:page-number></text:p>
      </style:footer>
    </style:master-page>
    <style:master-page style:name="OrgFirstPage" style:page-layout-name="Mpm5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1">
      <style:footer>
        <text:p text:style-name="MP1"><text:page-number text:select-page="current">0</text:page-number></text:p>
      </style:footer>
    </style:master-page>
    <style:master-page style:name="Portrait" style:page-layout-name="Mpm1">
      <style:footer>
        <text:p text:style-name="MP1"><text:page-number text:select-page="current">0</text:page-number></text:p>
      </style:footer>
    </style:master-page>
    <style:master-page style:name="Footnote" style:page-layout-name="Mpm6"/>
    <style:master-page style:name="Endnote" style:page-layout-name="Mpm6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title>Chicago Manual of Style (Author-Date)</dc:title>
    <meta:initial-creator>Jambunathan K</meta:initial-creator>
    <dc:date>2024-04-26T15:51:50.657011540</dc:date>
    <meta:editing-duration>PT19M28S</meta:editing-duration>
    <meta:editing-cycles>15</meta:editing-cycles>
    <meta:generator>LibreOffice/24.2.1.2$Linux_X86_64 LibreOffice_project/420$Build-2</meta:generator>
    <meta:document-statistic meta:table-count="0" meta:image-count="0" meta:object-count="0" meta:page-count="1" meta:paragraph-count="19" meta:word-count="227" meta:character-count="1422" meta:non-whitespace-character-count="1211"/>
    <meta:user-defined meta:name="ZOTERO_PREF_1">&lt;data data-version="3" zotero-version="6.0.35"&gt;&lt;session id="cNg65YY6"/&gt;&lt;style id="http://www.zotero.org/styles/chicago-author-date" locale="en-US" hasBibliography="1" bibliographyStyleHasBeenSet="1"/&gt;&lt;prefs&gt;&lt;pref name="fieldType" value="ReferenceMark"/&gt;&lt;/</meta:user-defined>
    <meta:user-defined meta:name="ZOTERO_PREF_2">prefs&gt;&lt;/data&gt;</meta:user-defined>
  </office:meta>
</office:document-meta>
</file>